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apital Gain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Capital Gain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7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sold or disposed of</text:p>
          </table:table-cell>
          <table:table-cell table:style-name="ce149" office:value-type="string" calcext:value-type="string">
            <text:p>Proceeds (sales price)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Sol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sold or disposed of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/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202.0" office:value-type="float"/>
          <table:table-cell table:style-name="from_lot_note_usd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6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01000000 of 4.00000000 B2</text:p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40400.0" office:value-type="float"/>
          <table:table-cell table:style-name="from_lot_note_usd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1020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2.00000000 of 5.00000000 B2</text:p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40602.0" office:value-type="float"/>
          <table:table-cell table:style-name="from_lot_note_usd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1025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222" office:value-type="string" calcext:value-type="string" table:number-columns-spanned="9" table:number-rows-spanned="1">
            <text:p>Crypto Donation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Default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dona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Dona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dona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donati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3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Gifts</text:p>
          </table:table-cell>
          <table:covered-table-cell table:style-name="ce10"/>
          <table:covered-table-cell table:style-name="ce22"/>
          <table:covered-table-cell table:style-name="Default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gif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Gif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gif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gift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8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2/01/2017</text:p>
          </table:table-cell>
          <table:table-cell table:style-name="taxable_event_note_border_default" office:value-type="string">
            <text:p>04/11/2019</text:p>
          </table:table-cell>
          <table:table-cell table:style-name="taxable_event_note_border_usd" office:value="25560.0" office:value-type="float"/>
          <table:table-cell table:style-name="from_lot_note_border_usd" office:value="216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3960.0" office:value-type="float"/>
          <table:table-cell table:style-name="taxable_event_note_border_default" office:value-type="string">
            <text:p>OUT / GIFT</text:p>
          </table:table-cell>
          <table:table-cell table:style-name="from_lot_note_border_default" office:value-type="string">
            <text:p>2/2: 1.80000000 of 2.00000000 B2</text:p>
          </table:table-cell>
          <table:table-cell table:style-name="taxable_event_note_border_default" office:value-type="string">
            <text:p>1/3: 1.80000000 of 5.00000000 B2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840.0" office:value-type="float"/>
          <table:table-cell table:style-name="from_lot_note_usd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3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border_crypto" office:value="1.79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2/01/2017</text:p>
          </table:table-cell>
          <table:table-cell table:style-name="taxable_event_note_border_default" office:value-type="string">
            <text:p>04/11/2019</text:p>
          </table:table-cell>
          <table:table-cell table:style-name="taxable_event_note_border_usd" office:value="25418.0" office:value-type="float"/>
          <table:table-cell table:style-name="from_lot_note_border_usd" office:value="2148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3938.0" office:value-type="float"/>
          <table:table-cell table:style-name="taxable_event_note_border_default" office:value-type="string">
            <text:p>OUT / GIFT</text:p>
          </table:table-cell>
          <table:table-cell table:style-name="from_lot_note_border_default" office:value-type="string">
            <text:p>2/2: 1.79000000 of 2.00000000 B4</text:p>
          </table:table-cell>
          <table:table-cell table:style-name="taxable_event_note_border_default" office:value-type="string">
            <text:p>1/3: 1.79000000 of 5.00000000 B4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982.0" office:value-type="float"/>
          <table:table-cell table:style-name="from_lot_note_usd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1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Investment Expenses</text:p>
          </table:table-cell>
          <table:covered-table-cell table:style-name="ce10"/>
          <table:covered-table-cell table:style-name="ce22"/>
          <table:covered-table-cell table:style-name="Default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transac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Transaction fee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transac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transact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2" office:value-type="float"/>
          <table:table-cell table:style-name="transparent_border_default" office:value-type="string">
            <text:p>B3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5/21/2020</text:p>
          </table:table-cell>
          <table:table-cell table:style-name="taxable_event_note_border_usd" office:value="288.0" office:value-type="float"/>
          <table:table-cell table:style-name="from_lot_note_border_usd" office:value="222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66.0" office:value-type="float"/>
          <table:table-cell table:style-name="taxable_event_note_border_default" office:value-type="string">
            <text:p>INTRA / MOVE</text:p>
          </table:table-cell>
          <table:table-cell table:style-name="from_lot_note_border_default" office:value-type="string">
            <text:p>2/3: 0.02000000 of 1.00000000 B3</text:p>
          </table:table-cell>
          <table:table-cell table:style-name="taxable_event_note_border_default" office:value-type="string">
            <text:p>1/1: 0.02000000 of 0.02000000 B3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0-05-21 12:58:1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7/21/2021</text:p>
          </table:table-cell>
          <table:table-cell table:style-name="taxable_event_note_usd" office:value="856.0" office:value-type="float"/>
          <table:table-cell table:style-name="from_lot_note_usd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1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usd" office:value="288.0" office:value-type="float"/>
          <table:table-cell table:style-name="from_lot_note_usd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-1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1/3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usd" office:value="856.0" office:value-type="float"/>
          <table:table-cell table:style-name="from_lot_note_usd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5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10-06T15:12:18.118892</dc:date>
    <meta:editing-duration>P1DT8H44M51S</meta:editing-duration>
    <meta:editing-cycles>93</meta:editing-cycles>
    <meta:generator>http://pypi.python.org/pypi/ezodf/0.1.0$Python3.8.10 (default, Sep 28 2021, 16:10:42) 
[GCC 9.3.0]</meta:generator>
    <meta:document-statistic meta:table-count="13" meta:cell-count="508" meta:object-count="0"/>
  </office:meta>
</office:document-meta>
</file>